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0cd4e3" officeooo:paragraph-rsid="000cd4e3" style:font-weight-asian="bold" style:font-weight-complex="bold"/>
    </style:style>
    <style:style style:name="P2" style:family="paragraph" style:parent-style-name="Standard" style:list-style-name="L1">
      <style:text-properties officeooo:paragraph-rsid="000cd4e3"/>
    </style:style>
    <style:style style:name="P3" style:family="paragraph" style:parent-style-name="Standard" style:list-style-name="L1">
      <style:text-properties officeooo:rsid="000cd4e3" officeooo:paragraph-rsid="000cd4e3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none" fo:font-weight="normal" officeooo:rsid="000cd4e3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asic GitHub Terminal Commands</text:p>
      <text:p text:style-name="P1"/>
      <text:list xml:id="list5119344839454407449" text:style-name="L1">
        <text:list-item>
          <text:p text:style-name="P2"><text:span text:style-name="T2">git clone </text:span><text:a xlink:type="simple" xlink:href="https://www.github.com/burn2y/OpenAllHours" text:style-name="Internet_20_link" text:visited-style-name="Visited_20_Internet_20_Link">https://www.github.com/burn2y/OpenAllHours</text:a><text:span text:style-name="T2"> – creates a local copy of the github repository</text:span></text:p>
        </text:list-item>
        <text:list-item>
          <text:p text:style-name="P3"><text:span text:style-name="T2">g</text:span><text:span text:style-name="T1">it status – displays file in local repositiry. Any files that are untracked will not be saved on the next commit.</text:span></text:p>
        </text:list-item>
        <text:list-item>
          <text:p text:style-name="P3"><text:span text:style-name="T2">git add </text:span><text:span text:style-name="T1">filename</text:span><text:span text:style-name="T2"> – </text:span><text:span text:style-name="T1">to track files, you need to “add” them using this command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31T12:33:57.503873143</meta:creation-date>
    <dc:date>2018-01-31T12:42:06.669018332</dc:date>
    <meta:editing-duration>PT8M9S</meta:editing-duration>
    <meta:editing-cycles>1</meta:editing-cycles>
    <meta:generator>LibreOffice/5.1.6.2$Linux_X86_64 LibreOffice_project/10m0$Build-2</meta:generator>
    <meta:document-statistic meta:table-count="0" meta:image-count="0" meta:object-count="0" meta:page-count="1" meta:paragraph-count="4" meta:word-count="52" meta:character-count="324" meta:non-whitespace-character-count="276"/>
  </office:meta>
</office:document-meta>
</file>